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54.64pt"/>
    </style:style>
    <style:style style:name="co3" style:family="table-column">
      <style:table-column-properties fo:break-before="auto" style:column-width="88.44pt"/>
    </style:style>
    <style:style style:name="co4" style:family="table-column">
      <style:table-column-properties fo:break-before="auto" style:column-width="51.85pt"/>
    </style:style>
    <style:style style:name="co5" style:family="table-column">
      <style:table-column-properties fo:break-before="auto" style:column-width="112.45pt"/>
    </style:style>
    <style:style style:name="co6" style:family="table-column">
      <style:table-column-properties fo:break-before="auto" style:column-width="199.45pt"/>
    </style:style>
    <style:style style:name="co7" style:family="table-column">
      <style:table-column-properties fo:break-before="auto" style:column-width="470.41pt"/>
    </style:style>
    <style:style style:name="co9" style:family="table-column">
      <style:table-column-properties fo:break-before="auto" style:column-width="64.01pt"/>
    </style:style>
    <style:style style:name="ro5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5"/>
        <table:table-column table:style-name="co9" table:number-columns-repeated="1017" table:default-cell-style-name="ce2"/>
        <table:table-row table:style-name="ro2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 </text:p>
          </table:table-cell>
          <table:table-cell table:style-name="ce4" office:value-type="string" calcext:value-type="string">
            <text:p>Thin Descrip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office:value-type="string" calcext:value-type="string">
            <text:p>Mainly administrative, clerical, and routine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</text:p>
          </table:table-cell>
          <table:table-cell table:style-name="ce9" office:value-type="string" calcext:value-type="string">
            <text:p>Mainly administrative with some operational elements, involves some delegation to junior staff, less routine, and more complex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xecutive / Personal Assistant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Administrative and operational work, specialising in civil litigation, criminal litigation, family law ..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</text:p>
          </table:table-cell>
          <table:table-cell office:value-type="string" calcext:value-type="string">
            <text:p>Supervises and manages administrative and operational tas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3, 74, 75, 76, 77, 78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Executive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5, 46, 47, 48, 49, 50, 51, 52, 53, 54, 55, 56</text:p>
          </table:table-cell>
          <table:table-cell office:value-type="string" calcext:value-type="string">
            <text:p>Supervises and manages administrative and operational tas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nior 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aralegal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6" office:value-type="string" calcext:value-type="string">
            <text:p>16, 17, 18, 19, 20, 21, 22, 23, 24, 25, 26, 27, 28, 29, 30, 31, 32, 33, 34, 35, 36, 37, 38</text:p>
          </table:table-cell>
          <table:table-cell table:style-name="ce9" office:value-type="string" calcext:value-type="string">
            <text:p>Operational work with substantively legal aspec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8, 19, 20, 21, 22, 23, 24, 25, 29, 30, 33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6, 17, 18, 19, 20, 22, 23, 25, 26, 28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9, 30, 33, 34, 36, 37, 38</text:p>
          </table:table-cell>
          <table:table-cell office:value-type="string" calcext:value-type="string">
            <text:p>&lt;description&gt;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</text:p>
          </table:table-cell>
          <table:table-cell table:style-name="ce9" office:value-type="string" calcext:value-type="string">
            <text:p>Supervisory and advisory work.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Senior Legal Executive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</text:p>
          </table:table-cell>
          <table:table-cell table:style-name="ce9" office:value-type="string" calcext:value-type="string">
            <text:p>Supervisory and advisory work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ior Family Law Special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6</text:p>
          </table:table-cell>
          <table:table-cell office:value-type="string" calcext:value-type="string">
            <text:p>Undertake complex legal operational work in family law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9</text:p>
          </table:table-cell>
          <table:table-cell table:style-name="Default" office:value-type="string" calcext:value-type="string">
            <text:p>Undertake the negotiation, review and drafting of structured products and derivatives documentatio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7</text:p>
          </table:table-cell>
          <table:table-cell office:value-type="string" calcext:value-type="string">
            <text:p>Undertake complex legal operational work in IP Law practice area.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8</text:p>
          </table:table-cell>
          <table:table-cell office:value-type="string" calcext:value-type="string">
            <text:p>Undertake a range of somewhat complex corporate secretarial work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0</text:p>
          </table:table-cell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4</text:p>
          </table:table-cell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5</text:p>
          </table:table-cell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, 2, 3, 4, 5, 12, 13</text:p>
          </table:table-cell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Complian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8" office:value-type="string" calcext:value-type="string">
            <text:p>1, 2, 3, 4, 5, 11</text:p>
          </table:table-cell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7"/>
        </table:table-row>
        <table:table-row table:style-name="ro2">
          <table:table-cell table:style-name="ce3"/>
          <table:table-cell/>
          <table:table-cell table:style-name="ce3"/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2" table:number-rows-repeated="4"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6:16:08.426172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7M27S</meta:editing-duration>
    <meta:editing-cycles>20</meta:editing-cycles>
    <meta:generator>LibreOffice/5.2.2.2$Linux_X86_64 LibreOffice_project/20m0$Build-2</meta:generator>
    <dc:date>2017-08-01T16:18:55.434892846</dc:date>
    <meta:document-statistic meta:table-count="3" meta:cell-count="161" meta:object-count="0"/>
    <meta:user-defined meta:name="Info 1"/>
    <meta:user-defined meta:name="Info 2"/>
    <meta:user-defined meta:name="Info 3"/>
    <meta:user-defined meta:name="Info 4"/>
  </office:meta>
</office:document-meta>
</file>